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background-color="transparent" style:font-style-asian="normal" style:font-style-complex="normal"/>
    </style:style>
    <style:style style:name="P67" style:family="paragraph" style:parent-style-name="Text_20_body">
      <style:paragraph-properties fo:text-align="justify" style:justify-single-word="false"/>
    </style:style>
    <style:style style:name="P68" style:family="paragraph" style:parent-style-name="Text_20_body">
      <style:text-properties fo:language="ru" fo:country="RU"/>
    </style:style>
    <style:style style:name="P69" style:family="paragraph" style:parent-style-name="Text_20_body">
      <style:paragraph-properties fo:background-color="#eeeeee">
        <style:background-image/>
      </style:paragraph-properties>
    </style:style>
    <style:style style:name="P70" style:family="paragraph" style:parent-style-name="Text_20_body">
      <style:paragraph-properties fo:background-color="#eeeeee">
        <style:background-image/>
      </style:paragraph-properties>
      <style:text-properties fo:language="ru" fo:country="RU"/>
    </style:style>
    <style:style style:name="P71" style:family="paragraph" style:parent-style-name="Text_20_body">
      <style:paragraph-properties fo:text-align="justify" style:justify-single-word="false" fo:background-color="#eeeeee">
        <style:background-image/>
      </style:paragraph-properties>
      <style:text-properties fo:language="ru" fo:country="RU"/>
    </style:style>
    <style:style style:name="P72" style:family="paragraph" style:parent-style-name="First_20_line_20_indent">
      <style:paragraph-properties fo:background-color="#eeeeee">
        <style:background-image/>
      </style:paragraph-properties>
      <style:text-properties fo:language="ru" fo:country="RU"/>
    </style:style>
    <style:style style:name="P7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4" style:family="paragraph" style:parent-style-name="Text_20_body">
      <style:paragraph-properties fo:margin-left="0cm" fo:margin-right="0cm" fo:text-align="justify" style:justify-single-word="false" fo:text-indent="0cm" style:auto-text-indent="false"/>
    </style:style>
    <style:style style:name="P75" style:family="paragraph" style:parent-style-name="Text_20_body">
      <style:paragraph-properties fo:margin-left="0cm" fo:margin-right="0cm" fo:text-align="justify" style:justify-single-word="false" fo:text-indent="0cm" style:auto-text-indent="false"/>
      <style:text-properties fo:color="#800000"/>
    </style:style>
    <style:style style:name="P7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7" style:family="paragraph" style:parent-style-name="Text_20_body">
      <style:paragraph-properties fo:margin-left="0cm" fo:margin-right="0cm" fo:text-align="center" style:justify-single-word="false" fo:text-indent="0cm" style:auto-text-indent="false"/>
    </style:style>
    <style:style style:name="P7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6" style:family="paragraph" style:parent-style-name="Footnote">
      <style:paragraph-properties fo:margin-left="0cm" fo:margin-right="0cm" fo:text-indent="0cm" style:auto-text-indent="fals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Footnote">
      <style:text-properties fo:color="#800000" fo:language="ru" fo:country="RU"/>
    </style:style>
    <style:style style:name="P90" style:family="paragraph" style:parent-style-name="Footnote">
      <style:text-properties style:use-window-font-color="true"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8" style:family="paragraph" style:parent-style-name="Heading_20_1">
      <style:paragraph-properties fo:margin-left="0cm" fo:margin-right="0cm" fo:text-align="center" style:justify-single-word="false" fo:text-indent="0.499cm" style:auto-text-indent="false"/>
    </style:style>
    <style:style style:name="P99" style:family="paragraph" style:parent-style-name="Heading_20_1">
      <style:paragraph-properties fo:background-color="#eeeeee">
        <style:background-image/>
      </style:paragraph-properties>
    </style:style>
    <style:style style:name="P100" style:family="paragraph" style:parent-style-name="Heading_20_2">
      <style:text-properties fo:language="en" fo:country="US"/>
    </style:style>
    <style:style style:name="P101" style:family="paragraph" style:parent-style-name="Heading_20_2">
      <style:text-properties fo:language="ru" fo:country="RU"/>
    </style:style>
    <style:style style:name="P102" style:family="paragraph" style:parent-style-name="Heading_20_2">
      <style:paragraph-properties fo:background-color="#eeeeee">
        <style:background-image/>
      </style:paragraph-properties>
    </style:style>
    <style:style style:name="P103" style:family="paragraph" style:parent-style-name="Heading_20_2">
      <style:paragraph-properties fo:background-color="#eeeeee">
        <style:background-image/>
      </style:paragraph-properties>
      <style:text-properties fo:language="ru" fo:country="RU"/>
    </style:style>
    <style:style style:name="P10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0"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1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12"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3" style:family="paragraph" style:parent-style-name="Text_20_body">
      <style:paragraph-properties fo:margin-left="0cm" fo:margin-right="0cm" fo:text-align="justify" style:justify-single-word="false" fo:text-indent="0.499cm" style:auto-text-indent="false"/>
    </style:style>
    <style:style style:name="P11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11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style:use-window-font-color="true" fo:language="ru" fo:country="RU" fo:font-style="normal" fo:font-weight="normal" style:font-style-asian="normal" style:font-weight-asian="normal" style:font-style-complex="normal" style:font-weight-complex="normal"/>
    </style:style>
    <style:style style:name="T23" style:family="text">
      <style:text-properties style:use-window-font-color="true" fo:language="en" fo:country="US"/>
    </style:style>
    <style:style style:name="T24" style:family="text">
      <style:text-properties style:use-window-font-color="true" fo:language="en" fo:country="US" fo:font-style="normal" style:font-style-asian="normal" style:font-style-complex="normal"/>
    </style:style>
    <style:style style:name="T25" style:family="text">
      <style:text-properties style:use-window-font-color="true" fo:font-style="normal" style:font-style-asian="normal" style:font-style-complex="normal"/>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fo:color="#3333ff"/>
    </style:style>
    <style:style style:name="T3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54860896604689304" text:style-name="L1">
        <text:list-item>
          <text:p text:style-name="P105">добавить детектив <text:span text:style-name="T1">(реализовано)</text:span>+ магические уроки/трактаты Старсвирла (реализовано)</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5178169130393024533"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Основы Заклятий» - обмен</text:p>
        </text:list-item>
        <text:list-item>
          <text:p text:style-name="P10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513635535909704"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7">Искусственный интеллект. Создан Владом и Максом. Разработан для управления корпорациями.</text:p>
      <text:h text:style-name="Heading_20_3" text:outline-level="3">Норф</text:h>
      <text:p text:style-name="P6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6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4">Единорог. Холост, молод, мечтателен. Живёт в Кантерлоте. В свободное время рисует облака.</text:p>
      <text:h text:style-name="Heading_20_3" text:outline-level="3">Алекс</text:h>
      <text:p text:style-name="P74">Менеджер проектов, над одним из которых (Нексус) работает Макс.</text:p>
      <text:h text:style-name="Heading_20_3" text:outline-level="3">Ростик</text:h>
      <text:p text:style-name="P74">Лидер команды тестировщиков</text:p>
      <text:h text:style-name="Heading_20_3" text:outline-level="3">Стас</text:h>
      <text:p text:style-name="P74">Программист-новичок в команде Макса.</text:p>
      <text:h text:style-name="Heading_20_3" text:outline-level="3"><text:soft-page-break/>Рома</text:h>
      <text:p text:style-name="P74">Программист в команде UI-программистов</text:p>
      <text:h text:style-name="Heading_20_3" text:outline-level="3">Анджела</text:h>
      <text:p text:style-name="P74">Сисадмин. Флиртует с Максом.</text:p>
      <text:p text:style-name="P74"/>
      <text:h text:style-name="Heading_20_2" text:outline-level="2">Положения</text:h>
      <text:p text:style-name="P7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0" text:outline-level="2">1. Терра</text:h>
      <text:p text:style-name="P17">музыка - кондовая электронная, холодная и отчаянная (Electronics “Disappointed”)</text:p>
      <text:p text:style-name="P7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oft-page-break/><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0">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1">Гудки.</text:p>
      <text:p text:style-name="P24"><text:soft-page-break/><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24"/>
      <text:p text:style-name="P77">***</text:p>
      <text:p text:style-name="P7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11"/>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14">Глава IV. Пределы магии</text:p>
      <text:p text:style-name="P13"/>
      <text:p text:style-name="P14">Вашему покорному слуге известны четыре предела магии: </text:p>
      <text:list xml:id="list7543223271036005905"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86"><text:s/>Сколько страниц сегодня нахреначили?</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text:span><text:span text:style-name="T5">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5">элитном придворцовом квартале, который представляет из себя </text:span><text:span text:style-name="T1">верхн</text:span><text:span text:style-name="T1">ий</text:span><text:span text:style-name="T1"> город</text:span><text:span text:style-name="T5">, цены кусаются. Надо топать </text:span><text:span text:style-name="T5">вниз, </text:span><text:span text:style-name="T5">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text:soft-page-break/>Некоторые из <text:span text:style-name="T19">платформ </text:span>уничтожаются путём <text:span text:style-name="T1">усиленного</text:span>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0">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text:span><text:span text:style-name="T5">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text:soft-page-break/>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text:soft-page-break/>&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text:span><text:span text:style-name="T1">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1"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text:soft-page-break/>–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30">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text:soft-page-break/></text:p>
      <text:h text:style-name="P100" text:outline-level="2">6. Стыд</text:h>
      <text:p text:style-name="P29"/>
      <text:p text:style-name="P31">~~~ Завтра на семь в библиотеке ~~~</text:p>
      <text:p text:style-name="P31"/>
      <text:p text:style-name="P2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29">– Здрасьте!</text:p>
      <text:p text:style-name="P29"><text:soft-page-break/>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месте.</text:p>
      <text:p text:style-name="P29">– Да? А как бы ты себя повёл? – заинтересовалась Селестия.</text:p>
      <text:p text:style-name="P29"><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31">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text:span><text:soft-page-break/><text:span text:style-name="T1">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6">старший. </text:span><text:span text:style-name="T2">–</text:span><text:span text:style-name="T2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text:soft-page-break/>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soft-page-break/>***</text:p>
      <text:p text:style-name="P29"/>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text:soft-page-break/>– Да?</text:p>
      <text:p text:style-name="P29">–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36">Mark Knopfler — Hill Farmers Blues — или на следующую главу (прощание)</text:p>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text:soft-page-break/>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2"> </text:span><text:span text:style-name="T24">— вся архитектура явно </text:span><text:span text:style-name="T21">была </text:span><text:span text:style-name="T24">заточена под крылатых. Таких, для которых приземлиться на балкон в тронном зале или уйти через портик на крыше</text:span><text:span text:style-name="T32"> </text:span><text:span text:style-name="T24">— обычное дело. </text:span><text:span text:style-name="T32">Хорошо, что ежедневные посещения каретной мастерской подняли мой тонус, изрядно посаженный сидячим образом жизни.</text:span></text:p>
      <text:p text:style-name="P1"><text:span text:style-name="T3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1">Каменный пол комнаты был покрыт розовым ковром с длиннейшим ворсом.</text:span><text:span text:style-name="T24"> </text:span><text:span text:style-name="T21">Его центр занимал высокий </text:span><text:span text:style-name="T24">кругл</text:span><text:span text:style-name="T21">ый</text:span><text:span text:style-name="T24"> матрац </text:span><text:span text:style-name="T21">с</text:span><text:span text:style-name="T24"> велик</text:span><text:span text:style-name="T21">им</text:span><text:span text:style-name="T24"> множество</text:span><text:span text:style-name="T21">м</text:span><text:span text:style-name="T2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text:span><text:span text:style-name="T1">почувствовал, как у меня учащается пульс.</text:span></text:p>
      <text:p text:style-name="P29">Селестия тихо рассмеялась.</text:p>
      <text:p text:style-name="P28"><text:soft-page-break/>–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и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text:soft-page-break/>меня копытом в плечо. </text:p>
      <text:p text:style-name="P28"><text:span text:style-name="T1">–</text:span> Ну же, Макс, ты как деревянный! Расслабься! Можно подумать, тебя никогда раньше не приглашали на свидания!</text:p>
      <text:p text:style-name="P28">От неожиданности я повалился на ложе.</text:p>
      <text:p text:style-name="P28"><text:span text:style-name="T1">–</text:span> Эй, полегче! Ты пихаешься, как бульдозер!</text:p>
      <text:p text:style-name="P2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2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0">Мне печалиться не стоит</text:p><text:p text:style-name="P90">Жизнь прекрасна и ярка</text:p><text:p text:style-name="P90">Телом молода, душою —</text:p><text:p text:style-name="P90">Как морской дракон мудра</text:p><text:p text:style-name="P90"/><text:p text:style-name="P90">Я видала взлёт империй,</text:p><text:p text:style-name="P90">Я жила среди легенд,</text:p><text:p text:style-name="P90">Древней магии мистерий</text:p><text:p text:style-name="P90">Я прилежнейший студент</text:p><text:p text:style-name="P90"/><text:p text:style-name="P90">Обожаема народом,</text:p><text:p text:style-name="P90">Уважаема врагом,</text:p><text:p text:style-name="P90">Но друзей моих немного,</text:p><text:p text:style-name="P90">Но в душе бьёт холодом</text:p><text:p text:style-name="P90"/><text:p text:style-name="P90">Одинока и печальна,</text:p><text:p text:style-name="P90">Недоступна и строга,</text:p><text:p text:style-name="P90">Потеряла изначальный</text:p><text:p text:style-name="P90">Смысл жизни навсегда</text:p><text:p text:style-name="P90"/><text:p text:style-name="P90">Жизнь моя теперь публична,</text:p><text:p text:style-name="P90">Жизнь моя теперь для всех,</text:p><text:p text:style-name="P90">В этом — горе, в этом — счастье,</text:p><text:p text:style-name="P90">В этом плачь и в этом смех.</text:p><text:p text:style-name="P90"/><text:p text:style-name="P88"/></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8">Аликорница поводила носом над чашками и заметила:</text:p>
      <text:p text:style-name="P2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8">Я трогал пальцем ноги воду, сидя на бортике бассейна, когда дверь открылась и внутрь сунулся нос аликорницы.</text:p>
      <text:p text:style-name="P28"><text:soft-page-break/>– Тебе в чай класть мёд или сахар? – спросила она, невинно наблюдая за моими тщётными попытками прикрыться.</text:p>
      <text:p text:style-name="P2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8">– Мёд. Или сахар. На твоё усмотрение.</text:p>
      <text:p text:style-name="P28">– Как скажешь. – нос Тии скрылся за дверью.</text:p>
      <text:p text:style-name="P2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8">– О, ты уже?</text:p>
      <text:p text:style-name="P28">Аликорница поставила на поднос чашки и плетёнку с бубликами и подошла с ним к тюфяку.</text:p>
      <text:p text:style-name="P28">– А почему ты опустила жалюзи на окне в ванной? Оттуда такой прекрасный вид.</text:p>
      <text:p text:style-name="P28">– Некоторые пегасы черезчур любопытны. – хохотнула аликорница. – Так и норовят заниматься воздушной эквилибристикой над башней, когда я моюсь.</text:p>
      <text:p text:style-name="P2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8">Я повернулся к Тие. Мне пришлось осторожно напрягать мускулы шеи, чтобы они случайно не отвернули голову нафиг.</text:p>
      <text:p text:style-name="P28">– Это просто бомба! Я чувствую себя богом! Кажется, я понял секрет вашей силы и долголетия: вы пьёте эту траву каждый день.</text:p>
      <text:p text:style-name="P28">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29">Копыто легло мне на плечо и мягко повалило на постель. Тия легла рядом и тепло дунула мне в ухо.</text:p>
      <text:p text:style-name="P28">– <text:span text:style-name="T1">Ты готов познакомиться поближе? Совсем близко?</text:span></text:p>
      <text:p text:style-name="P2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29">Тия фыркнула.</text:p>
      <text:p text:style-name="P2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29"><text:soft-page-break/>Её ресницы щекотали мне щеку. Я повернулся к ней и буквально растворился в ласковом взгляде огромных сиреневых глаз.</text:p>
      <text:p text:style-name="P29">– Ты предлагаешь мне заняться сексом? С тобой? Но... как?</text:p>
      <text:p text:style-name="P2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29">Тия подняла голову.</text:p>
      <text:p text:style-name="P2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29">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29">Как во сне я разделся и зашёл к ней сзади. "Это неправильно!» – пискнули во мне остатки ханжества и замолкли, раздавленные желанием.</text:p>
      <text:p text:style-name="P29">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29">Через некоторое время Тия осторожно высвободилась из-под меня и встала с постели. </text:p>
      <text:p text:style-name="P29">– Лежи, я сейчас. – муркнула она, поцеловав меня в ухо.</text:p>
      <text:p text:style-name="P2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29">Достав из шкафчика пузатую заплесневевшую бутылку, Тия что-то прикинула и наполнила её содержимым два бокала на полуметровых ножках.</text:p>
      <text:p text:style-name="P29">–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2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29">Тия покачала головой и прошла с бокалами в ванную, кивком пригласив меня следовать за ней.</text:p>
      <text:p text:style-name="P2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29"><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text:soft-page-break/>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29">Наконец, я со вздохом отпрянул.</text:p>
      <text:p text:style-name="P29"><text:span text:style-name="T5">– За дружбу! </text:span>– подняла бокал Тия.</text:p>
      <text:p text:style-name="P2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29"><text:span text:style-name="T5">– Это ты называешь “дружбой”? – с </text:span>улыбкой хмыкнул<text:span text:style-name="T5"> я. – </text:span>Мне нравится твоё чувство юмора.</text:p>
      <text:p text:style-name="P29">Аликорница нахмурилась.</text:p>
      <text:p text:style-name="P29"><text:span text:style-name="T5">– </text:span>Тебе не нравится моя дружба? Ты чем-то недоволен?</text:p>
      <text:p text:style-name="P29">Я расхохотался, чуть не поперхнувшись водой, плескавшейся у подбородка.</text:p>
      <text:p text:style-name="P29"><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29">Копыто аликорницы закрыло мне рот прежде чем я успел договорить заветное слово.</text:p>
      <text:p text:style-name="P28">– Макс, не надо! – умоляюще произнесла аликорница. – Не продолжай! Пожалуйста!</text:p>
      <text:p text:style-name="P28">Слова встали у меня поперёк горла. Я медленно отодвинул копыто от лица и потрясённо уставился на неё.</text:p>
      <text:p text:style-name="P28">– Но почему? – в конце-концов выдавил я. – Что не так? Это из-за того, что я — человек?</text:p>
      <text:p text:style-name="P28">Тия виновато закусила губу и отвернулась.</text:p>
      <text:p text:style-name="P2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8">– Макс… Я не смогу сделать тебя бессмертным… Мне очень жаль… Извини…</text:p>
      <text:p text:style-name="P2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8">Слёзы злости душили меня, но я сдержался.</text:p>
      <text:p text:style-name="P28">– Охренеть. – сказал я холодно. – А я прям напрашивался!</text:p>
      <text:p text:style-name="P2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8">“..пожалуйста, останься...”</text:p>
      <text:p text:style-name="P28">Где этот чёртов носок?</text:p>
      <text:p text:style-name="P28">“...пойми, это эффект лазурного вина...”</text:p>
      <text:p text:style-name="P28"><text:soft-page-break/>Джинсы узкие, блядь! На мокрое тело хрен натянешь...</text:p>
      <text:p text:style-name="P28">“...ох, я глупая...”</text:p>
      <text:p text:style-name="P28">Так, всё. Шмотки на мне, вроде, ничего не забыл.</text:p>
      <text:p text:style-name="P29">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29"/>
      <text:h text:style-name="Heading_20_2" text:outline-level="2">9. <text:span text:style-name="T1">Прощание</text:span></text:h>
      <text:p text:style-name="P29"/>
      <text:p text:style-name="P28">– <text:span text:style-name="T1">Норф!</text:span><text:span text:style-name="T1">..</text:span><text:span text:style-name="T1"> Эй, Норф! </text:span><text:span text:style-name="T1">Ты где?..</text:span></text:p>
      <text:p text:style-name="P28"><text:span text:style-name="T1">Ветерок гнал </text:span><text:span text:style-name="T1">в тишине высохший листок по мощёному двору. </text:span><text:span text:style-name="T1">Под навесом стояла на домкратах карета из Филлидельфии. Рядом с ней лежал инструментальный ящик Норфа. Я огляделся и вошёл в дом.</text:span></text:p>
      <text:p text:style-name="P2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под засова табличку «ЗАКРЫТО» и повесил её на ручку.</text:p>
      <text:p text:style-name="P28"/>
      <text:p text:style-name="P30">***</text:p>
      <text:p text:style-name="P28"/>
      <text:p text:style-name="P1">Стражники-единороги кивнули мне, узнавая. <text:span text:style-name="T1">Кивали и многие из находившихся в зале пони. Хотя <text:s/>последнюю неделю я не появлялся во дворце,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9">“<text:span text:style-name="T1">Что я могу сделать, чтобы повернуть всё вспять?</text:span>”</text:p>
      <text:p text:style-name="P9"><text:span text:style-name="T25">– </text:span><text:span text:style-name="T21">Так и сказала?</text:span></text:p>
      <text:p text:style-name="P1"><text:span text:style-name="T24">– </text:span><text:span text:style-name="T21">Да, </text:span><text:span text:style-name="T22">Фэнси</text:span><text:span text:style-name="T21">, именно так. Я слышала собственными ушами! Вы не подумайте, я не подслушиваю за Её Высочеством, но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5">– </text:span><text:span text:style-name="T21">Что бы это значило, Флер?</text:span></text:p>
      <text:p text:style-name="P9"><text:span text:style-name="T25">– </text:span><text:span text:style-name="T21">Ума не приложу. Могу допустить, что Её Высочество жалеет об условиях подписанного на днях договора с Королевством Грифонов...</text:span></text:p>
      <text:p text:style-name="P9"><text:span text:style-name="T21">…</text:span></text:p>
      <text:p text:style-name="P3">&lt;<text:span text:style-name="T24">– </text:span><text:span text:style-name="T25">Говорят, на станции Додж почти не осталось жителей... А из Пинто Крика уже месяц нет новостей...</text:span></text:p>
      <text:p text:style-name="P3"><text:span text:style-name="T24">– </text:span><text:span text:style-name="T25">А мой кузён из Хуффингтона пишет, что из Вечнодикого леса доносится какой-то шорох и треск...</text:span>&gt;</text:p>
      <text:p text:style-name="P9">&lt;&gt;</text:p>
      <text:p text:style-name="P37"><text:span text:style-name="T15">&lt;</text:span><text:span text:style-name="T13">– Говорят, по Мэйнхеттену носятся стаи алмазных псов. Они </text:span><text:span text:style-name="T15">&lt;</text:span><text:span text:style-name="T13">в ужасе</text:span><text:span text:style-name="T15">&gt;</text:span><text:span text:style-name="T13"> повылазили из своих пещер и теперь скулят и пытаются спрятаться в подворотнях. Говорят, в их подземных ходах начал проваливаться пол</text:span></text:p>
      <text:p text:style-name="P46"><text:soft-page-break/>– Куда проваливаться?</text:p>
      <text:p text:style-name="P46">– Они не знают. В тех провалах не видно дна...<text:span text:style-name="T5">&gt;</text:span></text:p>
      <text:p text:style-name="P41"/>
      <text:p text:style-name="P4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1"/>
      <text:p text:style-name="P117">&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5">&gt;</text:span></text:p>
      <text:p text:style-name="P37">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66"/>
      <text:p text:style-name="P66"/>
      <text:p text:style-name="P66"/>
      <text:p text:style-name="P66"/>
      <text:p text:style-name="P28"/>
      <text:p text:style-name="P47">&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
      <text:p text:style-name="P37"><text:span text:style-name="T5">–</text:span> А дальше всё было хуже, намного хуже...</text:p>
      <text:p text:style-name="P37"/>
      <text:p text:style-name="P1"/>
      <text:p text:style-name="P1"/>
      <text:p text:style-name="P1"/>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и после этого она исчезает из Эквестрии. При этом она успевает сказать Максу, что она его...&gt;</text:p>
      <text:p text:style-name="P37"/>
      <text:p text:style-name="P38">***</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2" text:outline-level="2"><text:soft-page-break/>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2"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2"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oft-page-break/><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2">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41"/>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37">мочь мне. Помочь всем нам. А сейчас иди, отдыхай.</text:p>
      <text:p text:style-name="P37"/>
      <text:h text:style-name="P102" text:outline-level="2">В библиотеке замка Селестии</text:h>
      <text:p text:style-name="P69"/>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
      <text:h text:style-name="P102"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text:soft-page-break/>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2" text:outline-level="2"><text:soft-page-break/>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oft-page-break/><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2"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text:span><text:span text:style-name="T12">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text:soft-page-break/>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2" text:outline-level="2">Сон Макса</text:h>
      <text:p text:style-name="P69"/>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2">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2"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text:soft-page-break/></text:p>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2"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oft-page-break/><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text:span><text:soft-page-break/><text:span text:style-name="T12">Дэш, вместо ответа, говорит:</text:span></text:p>
      <text:p text:style-name="P37"><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oft-page-break/><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text:soft-page-break/>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102"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37"><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37"><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2">Кто следующий готов рассказывать?</text:span></text:p>
      <text:p text:style-name="P44">Пинки дёрнулась на месте, но промолчала.</text:p>
      <text:p text:style-name="P37"><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12">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2"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oft-page-break/><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2"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2"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
      <text:h text:style-name="P102"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oft-page-break/><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2"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text:soft-page-break/>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2" text:outline-level="2">Поиск решения</text:h>
      <text:p text:style-name="P69"/>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text:span><text:span text:style-name="T12">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37"/>
      <text:h text:style-name="P102"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37"><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oft-page-break/><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2" text:outline-level="2">Терра. Прибытие</text:h>
      <text:p text:style-name="P37"/>
      <text:p text:style-name="P37">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2"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oft-page-break/><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text:soft-page-break/>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102"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102" text:outline-level="2">След?</text:h>
      <text:p text:style-name="P69"/>
      <text:p text:style-name="P37"><text:span text:style-name="T5">&lt;</text:span><text:span text:style-name="T12">сначала эпизод - проверка сумки в серверной</text:span><text:span text:style-name="T5">&gt;</text:span></text:p>
      <text:p text:style-name="P37"><text:soft-page-break/><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text:span><text:span text:style-name="T12">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soft-page-break/>***</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text:soft-page-break/>–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2"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5"/>
      <text:p text:style-name="P5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5"/>
      <text:p text:style-name="P52">Разговор не клеился.</text:p>
      <text:p text:style-name="P5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5"><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5"><text:span text:style-name="T5">– </text:span>Ну хорошо. Убедила. В конце-концов, можем поступить так. Вы с Флатти вернётесь обратно а я продолжу поиски здесь.</text:p>
      <text:p text:style-name="P5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5"><text:span text:style-name="T5">– </text:span>Вы можете связываться со мной раз в месяц по коридору.</text:p>
      <text:p text:style-name="P5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5">Эпплджек недоверчиво хмыкнула.</text:p>
      <text:p text:style-name="P5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5"><text:span text:style-name="T5">– </text:span>Конечно оставаться. Кто ещё, кроме нас, может найти её?</text:p>
      <text:p text:style-name="P55"><text:span text:style-name="T5">– </text:span>Я думал, ты не сможешь оставить Энджела и всех остальных надолго.</text:p>
      <text:p text:style-name="P5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0"><text:span text:style-name="T5">– </text:span>Извини, Флаттершай, забылся.</text:p>
      <text:p text:style-name="P60"><text:span text:style-name="T5">– </text:span>Та ладно, я ж не против, – возразила Эпплджек. – Не парься, Флатти. Было б хуже, если б он <text:s/>назвал меня Эпплджек на людях.</text:p>
      <text:p text:style-name="P60"><text:span text:style-name="T5">– </text:span>Ты так... – запнулась Флаттершай. – Так быстро забыла свою ферму. И...</text:p>
      <text:p text:style-name="P6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0"><text:span text:style-name="T5">– </text:span>Как ты можешь так говорить? – расплакалась Флаттершай.</text:p>
      <text:p text:style-name="P60"><text:span text:style-name="T5">– </text:span>Эй, девушки, не ссорьтесь! Мы — одна команда! И надеюсь, останемся ею и в дальнейшем. </text:p>
      <text:list xml:id="list8844107165499726420"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0"><text:span text:style-name="T5">– </text:span>А если нет? – Эпплджек смотрела мне мне прямо в глаза.</text:p>
      <text:list xml:id="list20245239" text:continue-numbering="true" text:style-name="L5">
        <text:list-header>
          <text:p text:style-name="P115">Я молча пожал плечами. Эпплджек уверенно продолжила.</text:p>
        </text:list-header>
      </text:list>
      <text:p text:style-name="P60"><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0"><text:span text:style-name="T5">– </text:span>Спасибо, ЭйДжей.</text:p>
      <text:p text:style-name="P6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35365" text:continue-numbering="true" text:style-name="L5">
        <text:list-header>
          <text:p text:style-name="P115">Флаттершай пробормотала нечто, показавшееся мне знакомым.</text:p>
        </text:list-header>
      </text:list>
      <text:p text:style-name="P60"><text:span text:style-name="T5">– </text:span>Флатти, ты что-то сказала? Я не расслышал.</text:p>
      <text:p text:style-name="P60"><text:span text:style-name="T5">– </text:span>Намерение Изменяет Реальность.</text:p>
      <text:p text:style-name="P60"><text:span text:style-name="T5">– </text:span>Эээ. А где ты слышала эту фразу, если не секрет?</text:p>
      <text:p text:style-name="P60"><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47802"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0"><text:span text:style-name="T5">– </text:span>Флатти, ЭйДжей, буду через час. Ждите!</text:p>
      <text:p text:style-name="P55"/>
      <text:h text:style-name="P103" text:outline-level="2">Почти.</text:h>
      <text:p text:style-name="P70"/>
      <text:p text:style-name="P60">В офисе меня встретил лыбящийся Стас.</text:p>
      <text:p text:style-name="P6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0">Я уставился на Стаса и он, захлёбываясь от торопливости, начал <text:span text:style-name="T5">расказывать</text:span>.</text:p>
      <text:p text:style-name="P6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0">– Ты его уничтожил?</text:p>
      <text:p text:style-name="P60">– Кого?</text:p>
      <text:p text:style-name="P60">– Этический модуль. Селестию.</text:p>
      <text:p text:style-name="P6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0">– Ты его уничтожил?</text:p>
      <text:p text:style-name="P6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0">– То есть, на домашнем компьютере Влада модуль работает и дальше?</text:p>
      <text:p text:style-name="P60">– Ага. К нему-то у меня доступа нету. Но в кластер к Нексусу он больше не пролезет.</text:p>
      <text:p text:style-name="P60">– Спасибо, Стас. Ты молодец.</text:p>
      <text:p text:style-name="P60">Ниточка, чуть было не прервавшаяся в офисе, повела в квартиру Влада.</text:p>
      <text:p text:style-name="P60"><text:soft-page-break/></text:p>
      <text:h text:style-name="P103" text:outline-level="2">Дискорд</text:h>
      <text:p text:style-name="P69"/>
      <text:p text:style-name="P70">Девушки поспешно собирались, пока я растолковывал им задачу.</text:p>
      <text:p text:style-name="P7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0"><text:span text:style-name="T5">– </text:span>Это тот твой приятель, который разбился с полгода назад? – спросила Эпплджек.</text:p>
      <text:p text:style-name="P70"><text:span text:style-name="T5">– </text:span>Да, это он.</text:p>
      <text:p text:style-name="P70"><text:span text:style-name="T5">– </text:span>А как мы попадём в его квартиру? Там сейчас кто-то живёт? – Флаттершай прыгала на одной ноге, натягивая кед.</text:p>
      <text:p text:style-name="P7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1">Я поднёс брелок пропуска к домофону, но дверь подъезда не открылась. Замигала красная лампочка и зажужжал зуммер.</text:p>
      <text:p text:style-name="P71">Я выругался.</text:p>
      <text:p text:style-name="P71"><text:span text:style-name="T5">– </text:span>Макс, что случилось? У нас проблемы?</text:p>
      <text:p text:style-name="P7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1"><text:span text:style-name="T5">– </text:span>Так что, будем ломать дверь? – Эпплджек критически осмотрелась, подмечая бабулек на лавочке и зевак во внутреннем скверике.</text:p>
      <text:p text:style-name="P71"><text:span text:style-name="T5">– </text:span>Нет нужды. Лучше станьте-ка сзади меня так, чтобы заслонить от этих бабулек и от вооон той камеры наблюдения.</text:p>
      <text:list xml:id="list5905636143067021242"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0"><text:soft-page-break/>Раздался лёгкий «кряк» и дверь подалась.</text:p>
      <text:p text:style-name="P91"><text:span text:style-name="T5">– </text:span>Девушки, заходим.</text:p>
      <text:p text:style-name="P5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0">Прихожая встретила нас толстым слоем пыли. Мы тихонько прошли внутрь и я закрыл дверь изнутри.</text:p>
      <text:p text:style-name="P55"><text:span text:style-name="T1">Компьютер</text:span> стоял там же, где и обычно <text:span text:style-name="T1">— в личном кабинете Влада на столе у окна.</text:span></text:p>
      <text:p text:style-name="P91"><text:span text:style-name="T5">– </text:span>Макс, тут окно разбито! И верёвка какая-то висит. – крикнула Флаттершай из кухни.</text:p>
      <text:p text:style-name="P91"><text:span text:style-name="T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5">– </text:span>Оп-па! – пробормотала Эпплджек. – Нежданчик!</text:p>
      <text:p text:style-name="P91"><text:span text:style-name="T5">– </text:span>Ты, я вижу, времени не терял, – моя рука под прикрытием стола медленно тянулась к тяжёлой фарфоровой кружке, стоящей на краю.</text:p>
      <text:p text:style-name="P7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2"><text:span text:style-name="T5">– </text:span>А почему ты вообще решил искать нас тут? – спросила Эпплджек. – Приехал бы домой. Мы б тебя чаем напоили.</text:p>
      <text:p text:style-name="P72"><text:span text:style-name="T5">– </text:span>Видишь ли, дорогая Эй-Джей, я с самого начала знал, где находится наша уважаемая принцесса, а времени в обрез, так что...</text:p>
      <text:p text:style-name="P78">В проёме дверей появилась Флаттершай.</text:p>
      <text:p text:style-name="P72"><text:span text:style-name="T5">– </text:span>С кем это вы тут разговариваете?</text:p>
      <text:list xml:id="list9176935334845678294" text:style-name="L7">
        <text:list-header>
          <text:p text:style-name="P10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8">Оглушённый Дискорд попытался было отъехать на кресле в сторону, но я припёр его стулом к стенке.</text:p>
      <text:p text:style-name="P72">– Жанна, Флатти, хватайте ноут и на выход! Я с ним разберусь! Не теряйте вре...!</text:p>
      <text:p text:style-name="P72"><text:soft-page-break/>– ТЫ ИДИО...!!!</text:p>
      <text:p text:style-name="P72">Дискорд <text:s/>зорал одновременно со мной, прикрываясь от меня руками, когда раздался оглушительный</text:p>
      <text:p text:style-name="P72">...</text:p>
      <text:p text:style-name="P73">БАХ!!!</text:p>
      <text:p text:style-name="P72">…</text:p>
      <text:p text:style-name="P72">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02"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text:soft-page-break/>–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79">–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9">– Это я-то устраиваю цирк?!! ДА ТЫ НА СЕБЯ ПОСМОТРИ, КЛОУН!!! На людей кидаешься, чашками бросаешься, вон, мне нос разбил! Дерёшься...</text:p>
      <text:p text:style-name="P79">Я угрожающе поднёс тряпку к лицу Дискорда.</text:p>
      <text:p text:style-name="P79">– Ещё одно слово в таком тоне, и ты заткнёшься, а мы уйдём в Эквестрию без тебя!</text:p>
      <text:p text:style-name="P7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9">Дискорд демонстративно закрыл рот и посвистывая уставился в потолок.</text:p>
      <text:p text:style-name="P79">Разговор зашёл в тупик.</text:p>
      <text:p text:style-name="P82"/>
      <text:p text:style-name="P83">На мониторе высветился текст:</text:p>
      <text:p text:style-name="P8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3"/>
      <text:p text:style-name="P83">Из колонок послышался лёгкий шорох.</text:p>
      <text:p text:style-name="P79"><text:soft-page-break/>– Дик, сейчас не время для ссор. – голос Селестии был мягким, но настойчивым. – Мы в одной лодке.</text:p>
      <text:p text:style-name="P79">– Тебе легко говорить! Тебе не разбивали нос и не оскорбляли угрозами!</text:p>
      <text:p text:style-name="P79">– Ты должен понимать, что у Макса были все основания так себя вести. Твоё поведение вызвало подозрения у него, ведь он мало тебя знает. </text:p>
      <text:p text:style-name="P79">К уговорам Селестии присоединилась Флаттершай.</text:p>
      <text:p text:style-name="P79">– Дискорд, миленький, прости его. Макс хороший. Он просто не знал, что ты тоже хороший...</text:p>
      <text:p text:style-name="P79">У Дискорда покраснели уши и он засмущался и заворчал.</text:p>
      <text:p text:style-name="P7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9">Я пропустил «дятла» мимо ушей.</text:p>
      <text:p text:style-name="P8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0">***</text:p>
      <text:p text:style-name="P7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9">Потому разбрасываться такой возможностью не стоит. Если уж тебе повезло оказаться в новом мире — исследуй его сполна!..</text:p>
      <text:p text:style-name="P80">***</text:p>
      <text:p text:style-name="P85">&lt;<text:span text:style-name="T13">сюда можно вставить похождения Дискорда — вторая неопубликованная глава. Первая — секс с Селестией</text:span>&gt;</text:p>
      <text:p text:style-name="P80">***</text:p>
      <text:p text:style-name="P83">– Развяжите мне, наконец, руки! Или хотя бы одну. Плечами жестикулировать неудобно.... </text:p>
      <text:p text:style-name="P83">Я развязал Дискорду левую руку.</text:p>
      <text:p text:style-name="P8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3">Дискорд принялся разминать затёкшее запястье.</text:p>
      <text:p text:style-name="P8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3"><text:soft-page-break/>– Какое письмо, Корди? – вскинулась до этого зачарованно слушавшая Дискорда Флаттершай.</text:p>
      <text:p text:style-name="P83">– Ну ваше же! Вы с Эпплджек написали мне о своих мытарствах тут. Вежливо так написали, спасибо...</text:p>
      <text:p text:style-name="P83">Флаттершай покрылась пунцовыми пятнами.</text:p>
      <text:p text:style-name="P83">– Я... Мы... – тут она совсем стушевалась.</text:p>
      <text:p text:style-name="P83">– Так а почему ты сказал, что никто не уйдёт в Эквестрию? – наконец перебила Дискорда скучавшая до этого Эпплджек.</text:p>
      <text:p text:style-name="P83">Дискорд уставился на неё долгим взглядом, а потом хлопнул себя по лбу.</text:p>
      <text:p text:style-name="P8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pan text:style-name="T8">творческим отпуском)</text:span><text:span text:style-name="T5">&gt;</text:span></text:p>
      <text:p text:style-name="P83">– И что? – продолжила его мысль Эпплджек.</text:p>
      <text:p text:style-name="P83">–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3">– И?!! – до меня уже дошло, но Эпплджек продолжала тупить.</text:p>
      <text:p text:style-name="P83">– Короче, времени у нас осталось что-то около пятнадцати минут. Или около того. – заявил Дискорд, поднеся к глазам запястье с массивными часами.</text:p>
      <text:p text:style-name="P83">– СКОЛЬКО??? – воскликнули хором я и девушки.</text:p>
      <text:p text:style-name="P83">Дискорд открыл было рот, но его слова заглушил звонок в дверь.</text:p>
      <text:p text:style-name="P83">– ОТКРОЙТЕ, ПОЛИЦИЯ! Вам даётся полминуты, чтобы открыть дверь. Через тридцать секунд дверь будет выбита!</text:p>
      <text:p text:style-name="P8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3">Блядь!</text:p>
      <text:p text:style-name="P83">– На крышу, живо!!! Через окно на кухне! – зашипел Дискорд, отчаянно дёргая узлы свободной рукой.</text:p>
      <text:p text:style-name="P83">Эпплджек, одной рукой сгребя в охапку ноутбук, второй увлекая Флаттершай, кинулась на кухню.</text:p>
      <text:p text:style-name="P83">– А толку? Куда мы с крыши денемся? – спросил я растерянно. Дискорд только раздражённо зарычал в ответ.</text:p>
      <text:p text:style-name="P79">Дверь содрогнулась от мощного удара. Послышался стук падающей штукатурки. Я сломя голову кинулся на кухню.</text:p>
      <text:p text:style-name="P79">– Развяжи меня, идиот!!! – гаркнул вдогонку Дискорд.</text:p>
      <text:p text:style-name="P7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9">– Давай на крышу! Я догоню! – рявкнул он, освобождая вторую руку.</text:p>
      <text:p text:style-name="P79">От второго удара дверная коробка крякнула и наполовину въехала в коридор. </text:p>
      <text:p text:style-name="P79">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79">Верёвка в кухонном окне дёргалась от движений лезущих по ней Флатти и Эпплджек. Я словил её рукой и стал на подоконник.</text:p>
      <text:p text:style-name="P79">Чёрт!</text:p>
      <text:p text:style-name="P7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9">Но нет, триста тысяч чертей, раз девушки смогли – я тоже смогу!</text:p>
      <text:p text:style-name="P7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9">Я успел сократить расстояние до Эпплджек наполовину, когда девушки нашли решение.</text:p>
      <text:p text:style-name="P7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9">Я выдохнул.</text:p>
      <text:p text:style-name="P7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9">Чёрт! Чёрт! Чёрт! Чёрт!</text:p>
      <text:p text:style-name="P79">Бля!!!...</text:p>
      <text:p text:style-name="P7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9"/>
      <text:h text:style-name="P102" text:outline-level="2"><text:soft-page-break/>Назад, в Эквестрию</text:h>
      <text:p text:style-name="P79"/>
      <text:p text:style-name="P79">Долго паниковать не пришлось. </text:p>
      <text:p text:style-name="P79">Я почувствовал сильный рывок за шиворот и захват поперёк груди. </text:p>
      <text:p text:style-name="P79">– ОТПУСТИ ДЕВЧОНКУ!!! – загрохотало мне в ухо. Я открыл глаза.</text:p>
      <text:p text:style-name="P7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9">Я чуть поднял глаза и уставился в чешуйчатую морду дракона.</text:p>
      <text:p text:style-name="P79">– Отпусти Эпплджек. Я её держу. – повторил Дискорд. – Мне сбалансироваться надо. Вы не такие уж и лёгкие.</text:p>
      <text:p text:style-name="P7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9">Наконец это ему удалось, и дальнейший подъём на крышу происходил в молчании.</text:p>
      <text:p text:style-name="P7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9">Флаттершай оторвала заплаканное лицо от моей ветровки.</text:p>
      <text:p text:style-name="P79">– Да-да, ты прав, Корди. Я готова.</text:p>
      <text:p text:style-name="P79">На длинной шее Дискорда разместились Эпплджек и Флаттершай. Я, для сохранения баланса, разместился позади крыльев.</text:p>
      <text:p text:style-name="P79">Дискорд расправил крылья и начал короткую пробежку к краю.</text:p>
      <text:p text:style-name="P8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9">И мы полетели навстречу закату.</text:p>
      <text:p text:style-name="P7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9">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7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9">– Пристегните ремни! – проревел Дискорд, резко ускоряясь. – Будет весело!!!</text:p>
      <text:p text:style-name="P7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9">– ЙУУУУУУУХХХУУУУУ!!! – заорал Дискорд, сложил крылья и врезался в шар.</text:p>
      <text:p text:style-name="P84">&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9" text:outline-level="1"><text:soft-page-break/>Беседа за столиком в ночи</text:h>
      <text:p text:style-name="P57">Из-за заинтересованности Эквуса в Максе, тому не приходится прилагать усилий для 34 — на что ему указывает Анакорн</text:p>
      <text:p text:style-name="P6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5"><text:span text:style-name="T1">– </text:span>Анакорн. <text:span text:style-name="T1">– о</text:span>трекомендовался он. <text:span text:style-name="T5">– </text:span><text:span text:style-name="T1">Демиург.</text:span></text:p>
      <text:p text:style-name="P55"><text:span text:style-name="T1">– </text:span>П-привет. Макс. <text:span text:style-name="T1">– в</text:span> смятении представился я.</text:p>
      <text:p text:style-name="P5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0"/>
      <text:p text:style-name="P55"><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0"/>
      <text:p text:style-name="P5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5"><text:span text:style-name="T1">Юноша</text:span> закинул ногу за ногу и пытливо смотрел на меня, играя карандашём .</text:p>
      <text:p text:style-name="P55"><text:soft-page-break/>Я совсем запутался.</text:p>
      <text:p text:style-name="P55"><text:span text:style-name="T1">– </text:span>Какая проблема? Какое решение? Кто ты <text:span text:style-name="T1">вообще</text:span>?</text:p>
      <text:p text:style-name="P5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0">– Стоп, не торопись. – у меня голова пошла кругом от информации. – Я ничего не понял. Какие-такие проблемы? Какие варианты? Зачем его поддерживать?</text:p>
      <text:p text:style-name="P60">Анакорн недовольно поморщился, но продолжил.</text:p>
      <text:p text:style-name="P6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0">На голограмме появилась солнечная система Эквуса. Почему-то в центре системы был сам Эквус. Вокруг него вращались солнце и луна.</text:p>
      <text:p text:style-name="P60">Анакорн плюхнулся обратно в кресло и схватился за голову. Потом, немного успокоившись, продолжил.</text:p>
      <text:p text:style-name="P6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0">Анакорн отпил из стакана и продолжил.</text:p>
      <text:p text:style-name="P6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60">Анакорн постучал по столику указкой. Солнечная система увеличилась, оставив в поле зрения только шар Эквуса.</text:p>
      <text:p text:style-name="P6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0">Анакорн смутился.</text:p>
      <text:p text:style-name="P6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0">(<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0"><text:span text:style-name="T10">– Сам ты раздолбай! – произнёс, наконец, Свирл</text:span>)</text:p>
      <text:p text:style-name="P60">… И создали вы его достаточно топорно — видишь, он трещит по швам.</text:p>
      <text:p text:style-name="P60">– Хмм. То есть, это брони создали Эквус?</text:p>
      <text:p text:style-name="P6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0">Я вспомнил события последнего года <text:span text:style-name="T5">&lt;</text:span>упомянуть в эпизоде на Терре, что МЛП-сериал закрылся год назад<text:span text:style-name="T5">&gt;</text:span></text:p>
      <text:p text:style-name="P6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0">Анакорн с такой силой сжал карандаш, что он хрустнул.</text:p>
      <text:p text:style-name="P6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7">– </text:p>
      <text:p text:style-name="P6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2">–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5">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5">– </text:span>Факн щит<text:note text:id="ftn13" text:note-class="footnote"><text:note-citation>13</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0">– Гм! Я бы попросил тебя не касаться моих отношений с Рэйнбоу!</text:p>
      <text:p text:style-name="P6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0">У меня сердце буквально ухнуло куда-то вниз, в область желудка.</text:p>
      <text:p text:style-name="P6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0">– Та ладно, не утешай. Я не маленький ребёнок. Долг платежом красен. Сделаю то, что ты хочешь. Как сумею.</text:p>
      <text:p text:style-name="P6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0">Анакорн наблюдал за мной без улыбки. По его нейтральному выражению лица невозможно было <text:soft-page-break/>догадаться, о чём он думает.</text:p>
      <text:p text:style-name="P60">–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минут.</text:p>
      <text:p text:style-name="P60">– Валяй. Я тебя внимательно слушаю.</text:p>
      <text:p text:style-name="P6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0">– А я разве сплю?</text:p>
      <text:p text:style-name="P60">– Сейчас — нет. Но как только мы закроем сделку — проснёшься. Потому что нет иного способа вернуть тебя в реальный мир.</text:p>
      <text:p text:style-name="P60">– Эээ, постой. А как я в Эквестрию и обратно возвращался?</text:p>
      <text:p text:style-name="P6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0">Так вот, возвращать тебя обратно в твой мир я не буду. </text:p>
      <text:p text:style-name="P60">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0">– Ты ещё увидишь пару снов на прощание. Удачи!</text:p>
      <text:p text:style-name="P60"/>
      <text:p text:style-name="P61">***</text:p>
      <text:p text:style-name="P61"/>
      <text:p text:style-name="P60">&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0"/>
      <text:p text:style-name="P60">–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0"><text:soft-page-break/>– Пожалста. – ответил я безучастно. – Всегда рад. Только Вам не нужно было ТАК распинаться, чтобы заручиться моей помощью.</text:p>
      <text:p text:style-name="P60">Селестия на мгновение смутилась, но продолжила.</text:p>
      <text:p text:style-name="P60">&lt;<text:span text:style-name="T12"> - Ты морочила мне яйца, чтобы заинтересовать? Всё, как Свирл указал?</text:span></text:p>
      <text:p text:style-name="P5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7">Я покачал головой.</text:p>
      <text:p text:style-name="P60"><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9">Селестия кивнула, соглашаясь, и образ её начал меркнуть.</text:p>
      <text:p text:style-name="P84">– <text:span text:style-name="T1">Окей. Будь счастлив и... спасибо тебе за всё, Макс.</text:span></text:p>
      <text:p text:style-name="P79">…</text:p>
      <text:p text:style-name="P8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9">Он нахлобучил на себя невесть откуда взявшуюся двууголку.</text:p>
      <text:p text:style-name="P79">– Как вам это нравится, господа?! Дискорд — спаситель Эквестрии! А ведь звучит!!! Разрешите откланяться!..</text:p>
      <text:p text:style-name="P79"/>
      <text:list xml:id="list6162770014978740072" text:style-name="L8">
        <text:list-header>
          <text:p text:style-name="P119">(<text:span text:style-name="T17">Луна — как повелительница снов, слышала разговор Макса с Анакорном</text:span>)</text:p>
          <text:p text:style-name="P120"/>
        </text:list-header>
      </text:list>
      <text:p text:style-name="P80">***</text:p>
      <text:p text:style-name="P55"><text:span text:style-name="T1">–</text:span> Ты?..</text:p>
      <text:p text:style-name="P55"><text:span text:style-name="T1">–</text:span> Ты??!</text:p>
      <text:p text:style-name="P55"><text:soft-page-break/><text:span text:style-name="T1">–</text:span> Ты мне снишься??</text:p>
      <text:p text:style-name="P55"><text:span text:style-name="T1">–</text:span> Это ты мне снишься!!</text:p>
      <text:p text:style-name="P55"><text:span text:style-name="T1">–</text:span> Неважно… Пусть мы друг-другу снимся… Ты как, Дэш?</text:p>
      <text:p text:style-name="P5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5"><text:span text:style-name="T1">–</text:span> И я в порядке. Вот, возвращаюсь в свой мир. Ну, не совсем в свой. Почти в свой.</text:p>
      <text:p text:style-name="P55"><text:span text:style-name="T1">–</text:span> Навсегда?</text:p>
      <text:p text:style-name="P55"><text:span text:style-name="T1">–</text:span> Скорее всего, да.</text:p>
      <text:p text:style-name="P55"><text:span text:style-name="T1">–</text:span> Это плохо. Я хотела тебе сказать…</text:p>
      <text:p text:style-name="P55"><text:span text:style-name="T1">–</text:span> Не надо, Дэш. Не стоит терзать себя. Мне тоже очень хотелось остаться. Но так надо. Мне очень жаль…</text:p>
      <text:p text:style-name="P5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5"><text:span text:style-name="T1">–</text:span> И тебя, и Твайлайт, и Рэрити, и Селестию, и всех-всех-всех… Таковы правила.</text:p>
      <text:p text:style-name="P5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5">Я опустил руку на шею Дэш и ощутил теплоту и лёгкое покалывание в пустоте.</text:p>
      <text:p text:style-name="P55"><text:span text:style-name="T5">–</text:span> Мне кажется, Дэш, <text:span text:style-name="T1">м</text:span>ы найдём способ связаться. Рано или поздно.</text:p>
      <text:p text:style-name="P55"><text:span text:style-name="T1">–</text:span> И лучше рано, чем поздно! Я не люблю ждать!</text:p>
      <text:p text:style-name="P55"><text:span text:style-name="T1">–</text:span> Да, Дэш. <text:span text:style-name="T1">–</text:span> её образ начал таять. <text:span text:style-name="T1">–</text:span> Да, я помню. Я всё ещё помню…</text:p>
      <text:p text:style-name="P55"/>
      <text:h text:style-name="P102" text:outline-level="2">Земля</text:h>
      <text:p text:style-name="P58">Музыкальная тема из бегущего по лезвию бритвы — <text:span text:style-name="T5">Mission impossible</text:span></text:p>
      <text:p text:style-name="P59">&lt;Ужас возвращения из тёплого волшебного мира друзей в холодную скучную реальность.&gt;</text:p>
      <text:p text:style-name="P5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3"><text:span text:style-name="T1">Я нашарил ногами тапки и пошёл в ванную. Проходя мимо стола, зацепился взглядом за</text:span> эскиз <text:span text:style-name="T1">рисунка</text:span>.</text:p>
      <text:p text:style-name="P53">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4">Доставая из стола ключи от машины, опять наткнулся взглядом на эскиз.</text:p>
      <text:p text:style-name="P5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4">Назову-ка я фантазию «Последний фанфик».</text:p>
      <text:p text:style-name="P54"/>
      <text:p text:style-name="P54"/>
      <text:p text:style-name="P54"/>
      <text:p text:style-name="P55"/>
      <text:p text:style-name="P55"/>
      <text:p text:style-name="P55"/>
      <text:p text:style-name="P55"/>
      <text:p text:style-name="P55"/>
      <text:p text:style-name="P55"/>
      <text:p text:style-name="P55"/>
      <text:p text:style-name="P5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5"/>
      <text:p text:style-name="P5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5"/>
      <text:p text:style-name="P55"><text:soft-page-break/></text:p>
      <text:p text:style-name="P55"/>
      <text:p text:style-name="P55"/>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5"/>
      <text:p text:style-name="P55"/>
      <text:p text:style-name="P55"/>
      <text:p text:style-name="P55"/>
      <text:p text:style-name="P89"/>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2T00:07:23.19</dc:date>
    <meta:editing-duration>P58DT1H22M41S</meta:editing-duration>
    <meta:editing-cycles>2553</meta:editing-cycles>
    <meta:generator>OpenOffice/4.1.1$Win32 OpenOffice.org_project/411m6$Build-9775</meta:generator>
    <dc:creator>макс </dc:creator>
    <meta:document-statistic meta:table-count="0" meta:image-count="0" meta:object-count="0" meta:page-count="129" meta:paragraph-count="2677" meta:word-count="62090" meta:character-count="394427"/>
  </office:meta>
</office:document-meta>
</file>